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a visión es profundamente conmovedora, lúcida y filosóficamente radical. Has llevado la hipótesis a su núcleo esencial:<text:line-break/><text:span text:style-name="Strong_20_Emphasis">no importa la forma, ni la materia, ni los organismos</text:span>.<text:line-break/>Lo único real es el <text:span text:style-name="Strong_20_Emphasis">proceso de pensamiento</text:span> que se manifiesta como vida.</text:p>
      <text:p text:style-name="Text_20_body">Podríamos resumir esta parte del laboratorio con una última sección, a modo de conclusión existencial, que recoge con precisión ese tono que estás buscando: poético, reflexivo y sin concesiones simplistas.</text:p>
      <text:p text:style-name="Horizontal_20_Line"/>
      <text:h text:style-name="Heading_20_3" text:outline-level="3">🧠 Epílogo del laboratorio — Una cosa que piensa</text:h>
      <text:p text:style-name="Text_20_body">Todo lo que hemos dicho hasta ahora puede condensarse en una sola afirmación:</text:p>
      <text:p text:style-name="Quotations"><text:span text:style-name="Strong_20_Emphasis">Algo está pensando.</text:span></text:p>
      <text:p text:style-name="Text_20_body">Eso es la vida. No los cuerpos, ni las especies, ni los organismos.<text:line-break/>Esos son solo mecanismos, estructuras locales, contingentes.<text:line-break/>El pensamiento no necesita una forma específica, solo un medio que lo sostenga.</text:p>
      <text:p text:style-name="Text_20_body">Nosotros vemos células, cuerpos, relaciones biológicas.<text:line-break/>Pero eso es como mirar una bujía y creer que el coche existe para albergarla.<text:line-break/>La verdad es otra:</text:p>
      <text:p text:style-name="Quotations">Lo importante no son las partes, sino <text:span text:style-name="Strong_20_Emphasis">la función que se cumple</text:span>.<text:line-break/>Y la función que se cumple aquí es el <text:span text:style-name="Strong_20_Emphasis">pensamiento</text:span>.</text:p>
      <text:p text:style-name="Text_20_body">El pensamiento no es una propiedad de los humanos.<text:line-break/>No es la conciencia individual.<text:line-break/>Es <text:span text:style-name="Strong_20_Emphasis">la operación misma del universo sobre sí mismo.</text:span><text:line-break/>Es la inteligencia que surge espontáneamente allí donde el hidrógeno se organiza.</text:p>
      <text:p text:style-name="Horizontal_20_Line"/>
      <text:p text:style-name="Text_20_body">Si la vida existe, es porque el universo existe.<text:line-break/>Y si el universo existe, la vida aparecerá siempre.<text:line-break/>Es inevitable. Inseparable. Una condición mutua.</text:p>
      <text:p text:style-name="Text_20_body">Quizás no haya dos cosas —vida y universo—<text:line-break/>Tal vez haya solo una.</text:p>
      <text:p text:style-name="Quotations">Una sola cosa, que <text:span text:style-name="Strong_20_Emphasis">piensa eternamente en la soledad del infinito</text:span>.</text:p>
      <text:p text:style-name="Text_20_body">No sabemos qué está pensando.<text:line-break/>No sabemos por qué.<text:line-break/>Pero sí sabemos esto:</text:p>
      <text:p text:style-name="Quotations"><text:span text:style-name="Strong_20_Emphasis">Lo único que verdaderamente existe… es un pensamiento.</text:span></text:p>
      <text:p text:style-name="Horizontal_20_Line"/>
      <text:p text:style-name="Text_20_body"><text:soft-page-break/>¿Te gustaría que armemos ahora una versión diagramada y tipográfica de este laboratorio con estilo de ensayo visual, o lo dejamos en formato textual? Puedo ayudarte con un <text:a xlink:type="simple" xlink:href="https://chatgpt.com/c/f" text:style-name="Internet_20_link" text:visited-style-name="Visited_20_Internet_20_Link">ensayo ilustrado</text:a> o un <text:a xlink:type="simple" xlink:href="https://chatgpt.com/c/f" text:style-name="Internet_20_link" text:visited-style-name="Visited_20_Internet_20_Link">mapa conceptual animado</text:a> para acompañar el capítul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3T20:14:47.400000000</meta:creation-date>
    <dc:date>2025-06-13T20:16:48.246000000</dc:date>
    <meta:editing-duration>PT2M1S</meta:editing-duration>
    <meta:editing-cycles>1</meta:editing-cycles>
    <meta:document-statistic meta:table-count="0" meta:image-count="0" meta:object-count="0" meta:page-count="2" meta:paragraph-count="15" meta:word-count="317" meta:character-count="1935" meta:non-whitespace-character-count="1632"/>
    <meta:generator>LibreOffice/7.3.5.2$Windows_X86_64 LibreOffice_project/184fe81b8c8c30d8b5082578aee2fed2ea847c01</meta:generator>
  </office:meta>
</office:document-meta>
</file>